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style:font-face style:name="Google Sans" svg:font-family="Google Sans"/>
    <style:font-face style:name="Roboto" svg:font-family="Roboto"/>
  </office:font-face-decls>
  <office:automatic-styles>
    <style:style style:name="P1" style:family="paragraph" style:parent-style-name="Standard">
      <style:paragraph-properties fo:margin-bottom="0.0417in"/>
      <style:text-properties style:font-name="Google Sans" fo:font-size="26.0pt"/>
    </style:style>
    <style:style style:name="P2" style:family="paragraph" style:parent-style-name="Standard">
      <style:paragraph-properties fo:line-height="115%"/>
      <style:text-properties style:font-name="Roboto" fo:font-size="11.0pt"/>
    </style:style>
    <style:style style:name="P3" style:family="paragraph" style:parent-style-name="Standard">
      <style:paragraph-properties fo:margin-top="0.2780in" fo:margin-bottom="0.0835in"/>
      <style:text-properties style:font-name="Google Sans" fo:font-size="20.0pt" fo:color="#3c78d8"/>
    </style:style>
    <style:style style:name="P4" style:family="paragraph" style:parent-style-name="Standard">
      <style:paragraph-properties fo:margin-left="0.5000in" fo:text-indent="-0.5000in" fo:line-height="115%">
        <style:tab-stops>
          <style:tab-stop style:position="0.1528in"/>
          <style:tab-stop style:position="0.5000in"/>
        </style:tab-stops>
      </style:paragraph-properties>
      <style:text-properties style:font-name="Roboto" fo:font-size="11.0pt"/>
    </style:style>
    <style:style style:name="P5" style:family="paragraph" style:parent-style-name="Standard">
      <style:paragraph-properties fo:margin-top="0.2500in" fo:margin-bottom="0.0835in"/>
      <style:text-properties style:font-name="Roboto" fo:font-size="16.0pt"/>
    </style:style>
    <style:style style:name="P6" style:family="paragraph" style:parent-style-name="Standard">
      <style:paragraph-properties fo:margin-top="0.2220in" fo:margin-bottom="0.0556in"/>
      <style:text-properties style:font-name="Google Sans" fo:font-size="14.0pt" fo:color="#434343"/>
    </style:style>
    <style:style style:name="P7" style:family="paragraph" style:parent-style-name="Standard">
      <style:paragraph-properties fo:margin-top="0.2220in" fo:margin-bottom="0.0556in"/>
      <style:text-properties style:font-name="Roboto" fo:font-size="14.0pt" fo:color="#434343"/>
    </style:style>
    <style:style style:name="P8" style:family="paragraph" style:parent-style-name="Standard">
      <style:paragraph-properties fo:line-height="115%"/>
      <style:text-properties style:font-name="Arial" fo:font-size="11.0pt"/>
    </style:style>
    <style:style style:name="P9" style:family="paragraph" style:parent-style-name="Standard">
      <style:paragraph-properties fo:margin-top="0.2220in" fo:margin-bottom="0.0556in"/>
      <style:text-properties style:font-name="Roboto" fo:font-size="14.0pt"/>
    </style:style>
    <style:style style:name="T1" style:family="text">
      <style:text-properties fo:font-style="italic" fo:font-style-asian="italic" fo:font-style-complex="italic"/>
    </style:style>
    <style:style style:name="T2" style:family="text">
      <style:text-properties fo:font-weight="bold" fo:font-weight-asian="bold" fo:font-weight-complex="bold"/>
    </style:style>
    <style:style style:name="TableColumn1" style:family="table-column">
      <style:table-column-properties style:column-width="3.4625in" style:rel-column-width="32767*"/>
    </style:style>
    <text:list-style style:name="L1">
      <text:list-level-style-bullet text:level="1" text:bullet-char="•">
        <style:list-level-properties text:space-before="0.25in" text:min-label-width="0.25in"/>
      </text:list-level-style-bullet>
    </text:list-style>
  </office:automatic-styles>
  <office:body>
    <office:text>
      <text:p text:style-name="P1">Design Document Template</text:p>
      <text:p text:style-name="P2"><text:span text:style-name="T1">Last Update:</text:span></text:p>
      <text:p text:style-name="P2"><text:span text:style-name="T1">First Proposed:</text:span></text:p>
      <text:p text:style-name="P2"><text:span text:style-name="T1">Author(s):</text:span></text:p>
      <text:p text:style-name="P2"><text:span text:style-name="T1">Reviewer(s):</text:span></text:p>
      <text:p text:style-name="P2"><text:span text:style-name="T1">Status: [Draft, Final]</text:span></text:p>
      <text:p text:style-name="P3">Objective</text:p>
      <text:p text:style-name="P2">Give a brief description of the goals of your project. What questions do you hope to address? What value will you be adding to the space? </text:p>
      <text:p text:style-name="P3">Background</text:p>
      <text:p text:style-name="P2">Describe the background and context for this project. What is the motivation for studying this topic? What other work has been done -- what was good and where does it fall short? If your project is interdisciplinary, give an overview of the key ideas from the connecting disciplines. </text:p>
      <text:p text:style-name="P2"/>
      <text:p text:style-name="P3">Data Collection </text:p>
      <text:p text:style-name="P2">Describe your preliminary ideas for data collection and cleaning. Are you planning to use datasets that are already compiled? Will you need to pull supplemental information from additional sources? What plans do you have to clean and prepare your data? How much time are you budgeting for the data collection and cleaning process? It’s very easy to underestimate this step!!</text:p>
      <text:p text:style-name="P3">Detail Design/Ideas</text:p>
      <text:p text:style-name="P2">Provide a detailed overview of the project design. How will you approach the problem? What ideas/experiments do you have planned? </text:p>
      <text:p text:style-name="P2"/>
      <text:p text:style-name="P2"><text:span text:style-name="T2">Tips</text:span>:</text:p>
      <text:list text:style-name="L1">
        <text:list-item>
          <text:p text:style-name="P4">Focus on design, not implementation.</text:p>
        </text:list-item>
        <text:list-item>
          <text:p text:style-name="P4">A picture is worth a thousand words. <text:s/>A diagram or drawing of the data and model at times is much easier to understand than words.</text:p>
        </text:list-item>
        <text:list-item>
          <text:p text:style-name="P4">If describing alternatives (e.g. approach, platform, algorithm), explain why it’s not part of your design.</text:p>
        </text:list-item>
        <text:list-item>
          <text:p text:style-name="P4">If you take a different approach than originally designed, come back and update your design docs. </text:p>
        </text:list-item>
      </text:list>
      <text:p text:style-name="P2"/>
      <text:p text:style-name="P3">Project Plan and Schedule</text:p>
      <text:p text:style-name="P2">Provide a project plan that includes a list of intermediate goals and milestones and timelines. You will update this project plan throughout the project. Also include the schedule of when different team members will be taking on the program manager and note taker roles. </text:p>
      <text:p text:style-name="P3">Fairness Considerations</text:p>
      <text:p text:style-name="P2">Complete the ethical storyboarding activity (copied at the end of this document). You will also complete this again as part of your final project, as it is critical to consider ethical implications early and often throughout any project. </text:p>
      <text:p text:style-name="P3">References</text:p>
      <text:p text:style-name="P2">Provide an annotated list of reference materials that you used in preparing these design documents, as well as any additional references that you plan to use in your project. </text:p>
      <text:p text:style-name="P5">Ethical Storyboarding Activity</text:p>
      <text:p text:style-name="P6"/>
      <text:p text:style-name="P7"/>
      <text:p text:style-name="P7"/>
      <text:p text:style-name="P8"/>
      <text:p text:style-name="P8"/>
      <text:p text:style-name="P8"/>
      <text:p text:style-name="P7">Write a one-paragraph story describing a fictional person who was <text:span text:style-name="T2">negatively</text:span><text:s/>affected by a model trained with these data.</text:p>
      <text:p text:style-name="P7"/>
      <text:p text:style-name="P9"/>
      <text:p text:style-name="P9"/>
      <text:p text:style-name="P7"/>
      <text:p text:style-name="P6"/>
      <text:p text:style-name="P7"/>
      <text:p text:style-name="P7"/>
      <text:p text:style-name="P7"/>
      <text:p text:style-name="P8"/>
      <text:p text:style-name="P8"/>
      <text:p text:style-name="P7">Describe at least one way we could <text:span text:style-name="T2">modify the</text:span><text:s/><text:span text:style-name="T2">model</text:span><text:s/>to mitigate this bias.</text:p>
      <text:p text:style-name="P2"><text:span text:style-name="T1">E.g. What can we do when designing our model to account for inherent bias in the input data?</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
      <text:p text:style-name="P2"/>
      <text:p text:style-name="P2"/>
      <text:p text:style-name="P2"/>
      <text:p text:style-name="P7">Describe at least one way we could <text:span text:style-name="T2">modify the</text:span><text:s/><text:span text:style-name="T2">dataset</text:span><text:s/>to mitigate this bias.</text:p>
      <text:p text:style-name="P2"><text:span text:style-name="T1">E.g. What could we do differently if we collected these data again? </text:span></text:p>
      <text:p text:style-name="P7"/>
      <text:p text:style-name="P7"/>
      <text:p text:style-name="P7"/>
      <text:p text:style-name="P8"/>
      <text:p text:style-name="P8"/>
      <text:p text:style-name="P6"/>
      <text:p text:style-name="P7">Describe at least one way we could <text:span text:style-name="T2">modify the context</text:span><text:s/>surrounding the model<text:span text:style-name="T2"><text:s/></text:span>to mitigate this bias.</text:p>
      <text:p text:style-name="P2"><text:span text:style-name="T1">E.g. What human practices or policies could we put in place to protect people within the social system where this model is used? </text:span></text:p>
      <text:p text:style-name="P7"/>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894.5</meta:generator>
  </office:meta>
</office:document-meta>
</file>